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8mm"/>
    </style:style>
    <style:style style:name="co3" style:family="table-column">
      <style:table-column-properties fo:break-before="auto" style:column-width="33.64mm"/>
    </style:style>
    <style:style style:name="co4" style:family="table-column">
      <style:table-column-properties fo:break-before="auto" style:column-width="16.53mm"/>
    </style:style>
    <style:style style:name="co5" style:family="table-column">
      <style:table-column-properties fo:break-before="auto" style:column-width="28.2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31.77mm"/>
    </style:style>
    <style:style style:name="ro1" style:family="table-row">
      <style:table-row-properties style:row-height="9.63mm" fo:break-before="auto" style:use-optimal-row-height="false"/>
    </style:style>
    <style:style style:name="ro2" style:family="table-row">
      <style:table-row-properties style:row-height="13.6mm" fo:break-before="auto" style:use-optimal-row-height="false"/>
    </style:style>
    <style:style style:name="ro3" style:family="table-row">
      <style:table-row-properties style:row-height="16.44mm" fo:break-before="auto" style:use-optimal-row-height="false"/>
    </style:style>
    <style:style style:name="ro4" style:family="table-row">
      <style:table-row-properties style:row-height="11.15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0.57mm" fo:break-before="auto" style:use-optimal-row-height="false"/>
    </style:style>
    <style:style style:name="ro7" style:family="table-row">
      <style:table-row-properties style:row-height="4.3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ce94f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ce94f" fo:border="0.74pt solid #000000"/>
    </style:style>
    <style:style style:name="ce8" style:family="table-cell" style:parent-style-name="Default">
      <style:table-cell-properties fo:background-color="#fce94f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ff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e6ff" fo:border="0.74pt solid #000000"/>
    </style:style>
    <style:style style:name="ce11" style:family="table-cell" style:parent-style-name="Default">
      <style:table-cell-properties fo:background-color="#e6e6ff"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erformance analysis of SpineML models - Take 1</text:p>
          </table:table-cell>
          <table:covered-table-cell table:number-columns-repeated="6" table:style-name="ce4"/>
          <table:table-cell/>
        </table:table-row>
        <table:table-row table:style-name="ro2">
          <table:table-cell table:style-name="ce2" office:value-type="string" calcext:value-type="string" table:number-columns-spanned="7" table:number-rows-spanned="1">
            <text:p>I'm running special “performance analysis” experiments - these are similar to the experiments for which results are given in the paper, but with the simulation time and logging set to be exactly equivalent to the SpiNNaker runs.</text:p>
          </table:table-cell>
          <table:covered-table-cell table:number-columns-repeated="6" table:style-name="ce4"/>
          <table:table-cell/>
        </table:table-row>
        <table:table-row table:style-name="ro3">
          <table:table-cell table:style-name="ce2" office:value-type="string" calcext:value-type="string" table:number-columns-spanned="7" table:number-rows-spanned="1">
            <text:p>I'm running on my office PC; It has an Intel Core i7-2600 (quad-core, 3.4GHz), PC3-10600U RAM (1333 MHz) and a solid state disk for logging. The SpineML_2_BRAHMS, SpineML_PreFlight and brahms versions are those tagged with the branch “GPR-BSB-paper1” on github. The OS was Ubuntu 16.04.</text:p>
          </table:table-cell>
          <table:covered-table-cell table:number-columns-repeated="6" table:style-name="ce4"/>
          <table:table-cell/>
        </table:table-row>
        <table:table-row table:style-name="ro4">
          <table:table-cell table:style-name="ce2" office:value-type="string" calcext:value-type="string" table:number-columns-spanned="7" table:number-rows-spanned="1">
            <text:p>Models were run from the repository at commit f60ca93</text:p>
          </table:table-cell>
          <table:covered-table-cell table:number-columns-repeated="6" table:style-name="ce4"/>
          <table:table-cell/>
        </table:table-row>
        <table:table-row table:style-name="ro5"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>
            <text:p>Run number</text:p>
          </table:table-cell>
          <table:table-cell table:style-name="ce5" office:value-type="string" calcext:value-type="string" table:number-columns-spanned="3" table:number-rows-spanned="1">
            <text:p>1 ch: bgbsb1 - expt4 - 10 s</text:p>
          </table:table-cell>
          <table:covered-table-cell table:number-columns-repeated="2" table:style-name="ce3"/>
          <table:table-cell table:style-name="ce5" office:value-type="string" calcext:value-type="string" table:number-columns-spanned="3" table:number-rows-spanned="1">
            <text:p>3 ch: bgbsb3, expt 3 - 10 s</text:p>
          </table:table-cell>
          <table:covered-table-cell table:number-columns-repeated="2" table:style-name="ce3"/>
          <table:table-cell/>
        </table:table-row>
        <table:table-row table:style-name="ro5">
          <table:table-cell/>
          <table:table-cell table:style-name="ce3" office:value-type="string" calcext:value-type="string">
            <text:p>Preprocess (s)</text:p>
          </table:table-cell>
          <table:table-cell table:style-name="ce3" office:value-type="string" calcext:value-type="string">
            <text:p>Execute &amp; log (s)</text:p>
          </table:table-cell>
          <table:table-cell table:style-name="ce3" office:value-type="string" calcext:value-type="string">
            <text:p>Total (s)</text:p>
          </table:table-cell>
          <table:table-cell table:style-name="ce3" office:value-type="string" calcext:value-type="string">
            <text:p>Preprocess (s)</text:p>
          </table:table-cell>
          <table:table-cell table:style-name="ce3" office:value-type="string" calcext:value-type="string">
            <text:p>Execute &amp; log (s)</text:p>
          </table:table-cell>
          <table:table-cell table:style-name="ce3" office:value-type="string" calcext:value-type="string">
            <text:p>Total (s)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[.D8]-[.C8]" office:value-type="float" office:value="0.349000000000004" calcext:value-type="float">
            <text:p>0.349</text:p>
          </table:table-cell>
          <table:table-cell office:value-type="float" office:value="35.613" calcext:value-type="float">
            <text:p>35.613</text:p>
          </table:table-cell>
          <table:table-cell office:value-type="float" office:value="35.962" calcext:value-type="float">
            <text:p>35.962</text:p>
          </table:table-cell>
          <table:table-cell table:formula="of:=[.G8]-[.F8]" office:value-type="float" office:value="1.21499999999998" calcext:value-type="float">
            <text:p>1.215</text:p>
          </table:table-cell>
          <table:table-cell office:value-type="float" office:value="267.077" calcext:value-type="float">
            <text:p>267.077</text:p>
          </table:table-cell>
          <table:table-cell office:value-type="float" office:value="268.292" calcext:value-type="float">
            <text:p>268.292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D9]-[.C9]" office:value-type="float" office:value="0.361000000000004" calcext:value-type="float">
            <text:p>0.361</text:p>
          </table:table-cell>
          <table:table-cell office:value-type="float" office:value="35.413" calcext:value-type="float">
            <text:p>35.413</text:p>
          </table:table-cell>
          <table:table-cell office:value-type="float" office:value="35.774" calcext:value-type="float">
            <text:p>35.774</text:p>
          </table:table-cell>
          <table:table-cell table:formula="of:=[.G9]-[.F9]" office:value-type="float" office:value="1.22799999999995" calcext:value-type="float">
            <text:p>1.228</text:p>
          </table:table-cell>
          <table:table-cell office:value-type="float" office:value="266.434" calcext:value-type="float">
            <text:p>266.434</text:p>
          </table:table-cell>
          <table:table-cell office:value-type="float" office:value="267.662" calcext:value-type="float">
            <text:p>267.662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D10]-[.C10]" office:value-type="float" office:value="0.366999999999997" calcext:value-type="float">
            <text:p>0.367</text:p>
          </table:table-cell>
          <table:table-cell office:value-type="float" office:value="34.893" calcext:value-type="float">
            <text:p>34.893</text:p>
          </table:table-cell>
          <table:table-cell office:value-type="float" office:value="35.26" calcext:value-type="float">
            <text:p>35.26</text:p>
          </table:table-cell>
          <table:table-cell table:formula="of:=[.G10]-[.F10]" office:value-type="float" office:value="1.21999999999997" calcext:value-type="float">
            <text:p>1.22</text:p>
          </table:table-cell>
          <table:table-cell office:value-type="float" office:value="266.362" calcext:value-type="float">
            <text:p>266.362</text:p>
          </table:table-cell>
          <table:table-cell office:value-type="float" office:value="267.582" calcext:value-type="float">
            <text:p>267.582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D11]-[.C11]" office:value-type="float" office:value="0.366999999999997" calcext:value-type="float">
            <text:p>0.367</text:p>
          </table:table-cell>
          <table:table-cell office:value-type="float" office:value="35.561" calcext:value-type="float">
            <text:p>35.561</text:p>
          </table:table-cell>
          <table:table-cell office:value-type="float" office:value="35.928" calcext:value-type="float">
            <text:p>35.928</text:p>
          </table:table-cell>
          <table:table-cell table:formula="of:=[.G11]-[.F11]" office:value-type="float" office:value="1.214" calcext:value-type="float">
            <text:p>1.214</text:p>
          </table:table-cell>
          <table:table-cell office:value-type="float" office:value="265.882" calcext:value-type="float">
            <text:p>265.882</text:p>
          </table:table-cell>
          <table:table-cell office:value-type="float" office:value="267.096" calcext:value-type="float">
            <text:p>267.096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D12]-[.C12]" office:value-type="float" office:value="0.371000000000002" calcext:value-type="float">
            <text:p>0.371</text:p>
          </table:table-cell>
          <table:table-cell office:value-type="float" office:value="35.309" calcext:value-type="float">
            <text:p>35.309</text:p>
          </table:table-cell>
          <table:table-cell office:value-type="float" office:value="35.68" calcext:value-type="float">
            <text:p>35.68</text:p>
          </table:table-cell>
          <table:table-cell table:formula="of:=[.G12]-[.F12]" office:value-type="float" office:value="1.22199999999998" calcext:value-type="float">
            <text:p>1.222</text:p>
          </table:table-cell>
          <table:table-cell office:value-type="float" office:value="265.202" calcext:value-type="float">
            <text:p>265.202</text:p>
          </table:table-cell>
          <table:table-cell office:value-type="float" office:value="266.424" calcext:value-type="float">
            <text:p>266.424</text:p>
          </table:table-cell>
          <table:table-cell table:style-name="ce2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D13]-[.C13]" office:value-type="float" office:value="0.358000000000004" calcext:value-type="float">
            <text:p>0.358</text:p>
          </table:table-cell>
          <table:table-cell office:value-type="float" office:value="34.41" calcext:value-type="float">
            <text:p>34.41</text:p>
          </table:table-cell>
          <table:table-cell office:value-type="float" office:value="34.768" calcext:value-type="float">
            <text:p>34.768</text:p>
          </table:table-cell>
          <table:table-cell table:formula="of:=[.G13]-[.F13]" office:value-type="float" office:value="1.22300000000001" calcext:value-type="float">
            <text:p>1.223</text:p>
          </table:table-cell>
          <table:table-cell office:value-type="float" office:value="265.736" calcext:value-type="float">
            <text:p>265.736</text:p>
          </table:table-cell>
          <table:table-cell office:value-type="float" office:value="266.959" calcext:value-type="float">
            <text:p>266.959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D14]-[.C14]" office:value-type="float" office:value="0.354999999999997" calcext:value-type="float">
            <text:p>0.355</text:p>
          </table:table-cell>
          <table:table-cell office:value-type="float" office:value="35.314" calcext:value-type="float">
            <text:p>35.314</text:p>
          </table:table-cell>
          <table:table-cell office:value-type="float" office:value="35.669" calcext:value-type="float">
            <text:p>35.669</text:p>
          </table:table-cell>
          <table:table-cell table:formula="of:=[.G14]-[.F14]" office:value-type="float" office:value="1.22700000000003" calcext:value-type="float">
            <text:p>1.227</text:p>
          </table:table-cell>
          <table:table-cell office:value-type="float" office:value="266.443" calcext:value-type="float">
            <text:p>266.443</text:p>
          </table:table-cell>
          <table:table-cell office:value-type="float" office:value="267.67" calcext:value-type="float">
            <text:p>267.67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D15]-[.C15]" office:value-type="float" office:value="0.352000000000004" calcext:value-type="float">
            <text:p>0.352</text:p>
          </table:table-cell>
          <table:table-cell office:value-type="float" office:value="36.184" calcext:value-type="float">
            <text:p>36.184</text:p>
          </table:table-cell>
          <table:table-cell office:value-type="float" office:value="36.536" calcext:value-type="float">
            <text:p>36.536</text:p>
          </table:table-cell>
          <table:table-cell table:formula="of:=[.G15]-[.F15]" office:value-type="float" office:value="1.25700000000001" calcext:value-type="float">
            <text:p>1.257</text:p>
          </table:table-cell>
          <table:table-cell office:value-type="float" office:value="267.875" calcext:value-type="float">
            <text:p>267.875</text:p>
          </table:table-cell>
          <table:table-cell office:value-type="float" office:value="269.132" calcext:value-type="float">
            <text:p>269.132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D16]-[.C16]" office:value-type="float" office:value="0.365000000000002" calcext:value-type="float">
            <text:p>0.365</text:p>
          </table:table-cell>
          <table:table-cell office:value-type="float" office:value="34.556" calcext:value-type="float">
            <text:p>34.556</text:p>
          </table:table-cell>
          <table:table-cell office:value-type="float" office:value="34.921" calcext:value-type="float">
            <text:p>34.921</text:p>
          </table:table-cell>
          <table:table-cell table:formula="of:=[.G16]-[.F16]" office:value-type="float" office:value="1.23699999999997" calcext:value-type="float">
            <text:p>1.237</text:p>
          </table:table-cell>
          <table:table-cell office:value-type="float" office:value="270.011" calcext:value-type="float">
            <text:p>270.011</text:p>
          </table:table-cell>
          <table:table-cell office:value-type="float" office:value="271.248" calcext:value-type="float">
            <text:p>271.248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D17]-[.C17]" office:value-type="float" office:value="0.357999999999997" calcext:value-type="float">
            <text:p>0.358</text:p>
          </table:table-cell>
          <table:table-cell office:value-type="float" office:value="35.286" calcext:value-type="float">
            <text:p>35.286</text:p>
          </table:table-cell>
          <table:table-cell office:value-type="float" office:value="35.644" calcext:value-type="float">
            <text:p>35.644</text:p>
          </table:table-cell>
          <table:table-cell table:formula="of:=[.G17]-[.F17]" office:value-type="float" office:value="1.24099999999999" calcext:value-type="float">
            <text:p>1.241</text:p>
          </table:table-cell>
          <table:table-cell office:value-type="float" office:value="265.139" calcext:value-type="float">
            <text:p>265.139</text:p>
          </table:table-cell>
          <table:table-cell office:value-type="float" office:value="266.38" calcext:value-type="float">
            <text:p>266.38</text:p>
          </table:table-cell>
          <table:table-cell/>
        </table:table-row>
        <table:table-row table:style-name="ro5"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>
            <text:p>Mean</text:p>
          </table:table-cell>
          <table:table-cell table:formula="of:=AVERAGE([.B8:.B17])" office:value-type="float" office:value="0.360300000000001" calcext:value-type="float">
            <text:p>0.3603</text:p>
          </table:table-cell>
          <table:table-cell table:formula="of:=AVERAGE([.C8:.C17])" office:value-type="float" office:value="35.2539" calcext:value-type="float">
            <text:p>35.2539</text:p>
          </table:table-cell>
          <table:table-cell table:formula="of:=AVERAGE([.D8:.D17])" office:value-type="float" office:value="35.6142" calcext:value-type="float">
            <text:p>35.6142</text:p>
          </table:table-cell>
          <table:table-cell table:formula="of:=AVERAGE([.E8:.E17])" office:value-type="float" office:value="1.22839999999999" calcext:value-type="float">
            <text:p>1.2284</text:p>
          </table:table-cell>
          <table:table-cell table:formula="of:=AVERAGE([.F8:.F17])" office:value-type="float" office:value="266.6161" calcext:value-type="float">
            <text:p>266.6161</text:p>
          </table:table-cell>
          <table:table-cell table:formula="of:=AVERAGE([.G8:.G17])" office:value-type="float" office:value="267.8445" calcext:value-type="float">
            <text:p>267.8445</text:p>
          </table:table-cell>
          <table:table-cell/>
        </table:table-row>
        <table:table-row table:style-name="ro5">
          <table:table-cell office:value-type="string" calcext:value-type="string">
            <text:p>SD</text:p>
          </table:table-cell>
          <table:table-cell table:formula="of:=STDEV([.B8:.B17])" office:value-type="float" office:value="0.00716550378162143" calcext:value-type="float">
            <text:p>0.0071655038</text:p>
          </table:table-cell>
          <table:table-cell table:formula="of:=STDEV([.C8:.C17])" office:value-type="float" office:value="0.521836596391374" calcext:value-type="float">
            <text:p>0.5218365964</text:p>
          </table:table-cell>
          <table:table-cell table:formula="of:=STDEV([.D8:.D17])" office:value-type="float" office:value="0.51907456111815" calcext:value-type="float">
            <text:p>0.5190745611</text:p>
          </table:table-cell>
          <table:table-cell table:formula="of:=STDEV([.E8:.E17])" office:value-type="float" office:value="0.0132514150187845" calcext:value-type="float">
            <text:p>0.013251415</text:p>
          </table:table-cell>
          <table:table-cell table:formula="of:=STDEV([.F8:.F17])" office:value-type="float" office:value="1.45087241570949" calcext:value-type="float">
            <text:p>1.4508724157</text:p>
          </table:table-cell>
          <table:table-cell table:formula="of:=STDEV([.G8:.G17])" office:value-type="float" office:value="1.45607274314621" calcext:value-type="float">
            <text:p>1.4560727431</text:p>
          </table:table-cell>
          <table:table-cell/>
        </table:table-row>
        <table:table-row table:style-name="ro5">
          <table:table-cell table:style-name="Default"/>
          <table:table-cell table:number-columns-repeated="7"/>
        </table:table-row>
        <table:table-row table:style-name="ro6">
          <table:table-cell table:style-name="ce2" office:value-type="string" calcext:value-type="string" table:number-columns-spanned="7" table:number-rows-spanned="1">
            <text:p>The %CPU used when running the 1 ch model was 400% and for the 3 ch model it was about 550%, so the quad-core processor was well-utilised.</text:p>
          </table:table-cell>
          <table:covered-table-cell table:number-columns-repeated="6"/>
          <table:table-cell/>
        </table:table-row>
      </table:table>
      <table:table table:name="Sheet2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erformance analysis of SpineML models - Take 2</text:p>
          </table:table-cell>
          <table:covered-table-cell table:number-columns-repeated="6" table:style-name="ce4"/>
          <table:table-cell table:number-columns-repeated="6"/>
        </table:table-row>
        <table:table-row table:style-name="ro2">
          <table:table-cell table:style-name="ce2" office:value-type="string" calcext:value-type="string" table:number-columns-spanned="7" table:number-rows-spanned="1">
            <text:p>This is similar to Take 1 on Sheet 1, but I increased the logging so that D1,D2 and FSI populations have their v and spikes logged.</text:p>
          </table:table-cell>
          <table:covered-table-cell table:number-columns-repeated="6" table:style-name="ce4"/>
          <table:table-cell table:number-columns-repeated="6"/>
        </table:table-row>
        <table:table-row table:style-name="ro3">
          <table:table-cell table:style-name="ce2" office:value-type="string" calcext:value-type="string" table:number-columns-spanned="7" table:number-rows-spanned="1">
            <text:p>I've also added a run where I measure how long the system runs with NO logging.</text:p>
          </table:table-cell>
          <table:covered-table-cell table:number-columns-repeated="6" table:style-name="ce4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7" table:number-rows-spanned="1">
            <text:p>Models were run from the repository at commit 8e00e44</text:p>
          </table:table-cell>
          <table:covered-table-cell table:number-columns-repeated="6" table:style-name="ce4"/>
          <table:table-cell table:number-columns-repeated="6"/>
        </table:table-row>
        <table:table-row table:style-name="ro5">
          <table:table-cell table:style-name="Default"/>
          <table:table-cell table:number-columns-repeated="12"/>
        </table:table-row>
        <table:table-row table:style-name="ro5">
          <table:table-cell office:value-type="string" calcext:value-type="string">
            <text:p>Run number</text:p>
          </table:table-cell>
          <table:table-cell table:style-name="ce5" office:value-type="string" calcext:value-type="string" table:number-columns-spanned="3" table:number-rows-spanned="1">
            <text:p>1 ch: bgbsb1 - expt4 - 10 s</text:p>
          </table:table-cell>
          <table:covered-table-cell table:number-columns-repeated="2" table:style-name="ce3"/>
          <table:table-cell table:style-name="ce5" office:value-type="string" calcext:value-type="string" table:number-columns-spanned="3" table:number-rows-spanned="1">
            <text:p>1 ch: bgbsb1 - expt5 (nolog) - 10 s</text:p>
          </table:table-cell>
          <table:covered-table-cell table:number-columns-repeated="2" table:style-name="ce3"/>
          <table:table-cell table:style-name="ce5" office:value-type="string" calcext:value-type="string" table:number-columns-spanned="3" table:number-rows-spanned="1">
            <text:p>3 ch: bgbsb3, expt 3 - 10 s</text:p>
          </table:table-cell>
          <table:covered-table-cell table:number-columns-repeated="2" table:style-name="ce3"/>
          <table:table-cell table:style-name="ce5" office:value-type="string" calcext:value-type="string" table:number-columns-spanned="3" table:number-rows-spanned="1">
            <text:p>3 ch: bgbsb3, expt 4 (nolog) - 10 s</text:p>
          </table:table-cell>
          <table:covered-table-cell table:number-columns-repeated="2" table:style-name="ce3"/>
        </table:table-row>
        <table:table-row table:style-name="ro5">
          <table:table-cell/>
          <table:table-cell table:style-name="ce3" office:value-type="string" calcext:value-type="string">
            <text:p>Preprocess (s)</text:p>
          </table:table-cell>
          <table:table-cell table:style-name="ce3" office:value-type="string" calcext:value-type="string">
            <text:p>Execute &amp; log (s)</text:p>
          </table:table-cell>
          <table:table-cell table:style-name="ce3" office:value-type="string" calcext:value-type="string">
            <text:p>Total (s)</text:p>
          </table:table-cell>
          <table:table-cell table:style-name="ce3" office:value-type="string" calcext:value-type="string">
            <text:p>Preprocess (s)</text:p>
          </table:table-cell>
          <table:table-cell table:style-name="ce3" office:value-type="string" calcext:value-type="string">
            <text:p>Execute (s)</text:p>
          </table:table-cell>
          <table:table-cell table:style-name="ce3" office:value-type="string" calcext:value-type="string">
            <text:p>Total (s)</text:p>
          </table:table-cell>
          <table:table-cell table:style-name="ce3" office:value-type="string" calcext:value-type="string">
            <text:p>Preprocess (s)</text:p>
          </table:table-cell>
          <table:table-cell table:style-name="ce3" office:value-type="string" calcext:value-type="string">
            <text:p>Execute &amp; log (s)</text:p>
          </table:table-cell>
          <table:table-cell table:style-name="ce3" office:value-type="string" calcext:value-type="string">
            <text:p>Total (s)</text:p>
          </table:table-cell>
          <table:table-cell table:style-name="ce3" office:value-type="string" calcext:value-type="string">
            <text:p>Preprocess (s)</text:p>
          </table:table-cell>
          <table:table-cell table:style-name="ce3" office:value-type="string" calcext:value-type="string">
            <text:p>Execute (s)</text:p>
          </table:table-cell>
          <table:table-cell table:style-name="ce3" office:value-type="string" calcext:value-type="string">
            <text:p>Total (s)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[.D8]-[.C8]" office:value-type="float" office:value="0.335713999999996" calcext:value-type="float">
            <text:p>0.335714</text:p>
          </table:table-cell>
          <table:table-cell office:value-type="float" office:value="38.324286" calcext:value-type="float">
            <text:p>38.324286</text:p>
          </table:table-cell>
          <table:table-cell office:value-type="float" office:value="38.66" calcext:value-type="float">
            <text:p>38.66</text:p>
          </table:table-cell>
          <table:table-cell table:formula="of:=[.G8]-[.F8]" office:value-type="float" office:value="0.334677999999997" calcext:value-type="float">
            <text:p>0.334678</text:p>
          </table:table-cell>
          <table:table-cell office:value-type="float" office:value="34.525322" calcext:value-type="float">
            <text:p>34.525322</text:p>
          </table:table-cell>
          <table:table-cell office:value-type="float" office:value="34.86" calcext:value-type="float">
            <text:p>34.86</text:p>
          </table:table-cell>
          <table:table-cell table:formula="of:=[.J8]-[.I8]" office:value-type="float" office:value="1.17771900000002" calcext:value-type="float">
            <text:p>1.177719</text:p>
          </table:table-cell>
          <table:table-cell office:value-type="float" office:value="267.992281" calcext:value-type="float">
            <text:p>267.992281</text:p>
          </table:table-cell>
          <table:table-cell office:value-type="float" office:value="269.17" calcext:value-type="float">
            <text:p>269.17</text:p>
          </table:table-cell>
          <table:table-cell table:formula="of:=[.M8]-[.L8]" office:value-type="float" office:value="1.14951300000001" calcext:value-type="float">
            <text:p>1.149513</text:p>
          </table:table-cell>
          <table:table-cell office:value-type="float" office:value="264.790487" calcext:value-type="float">
            <text:p>264.790487</text:p>
          </table:table-cell>
          <table:table-cell office:value-type="float" office:value="265.94" calcext:value-type="float">
            <text:p>265.94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D9]-[.C9]" office:value-type="float" office:value="0.340730999999998" calcext:value-type="float">
            <text:p>0.340731</text:p>
          </table:table-cell>
          <table:table-cell office:value-type="float" office:value="39.019269" calcext:value-type="float">
            <text:p>39.019269</text:p>
          </table:table-cell>
          <table:table-cell office:value-type="float" office:value="39.36" calcext:value-type="float">
            <text:p>39.36</text:p>
          </table:table-cell>
          <table:table-cell table:formula="of:=[.G9]-[.F9]" office:value-type="float" office:value="0.334122999999998" calcext:value-type="float">
            <text:p>0.334123</text:p>
          </table:table-cell>
          <table:table-cell office:value-type="float" office:value="34.885877" calcext:value-type="float">
            <text:p>34.885877</text:p>
          </table:table-cell>
          <table:table-cell office:value-type="float" office:value="35.22" calcext:value-type="float">
            <text:p>35.22</text:p>
          </table:table-cell>
          <table:table-cell table:formula="of:=[.J9]-[.I9]" office:value-type="float" office:value="1.21448600000002" calcext:value-type="float">
            <text:p>1.214486</text:p>
          </table:table-cell>
          <table:table-cell office:value-type="float" office:value="269.525514" calcext:value-type="float">
            <text:p>269.525514</text:p>
          </table:table-cell>
          <table:table-cell office:value-type="float" office:value="270.74" calcext:value-type="float">
            <text:p>270.74</text:p>
          </table:table-cell>
          <table:table-cell table:formula="of:=[.M9]-[.L9]" office:value-type="float" office:value="1.18630100000001" calcext:value-type="float">
            <text:p>1.186301</text:p>
          </table:table-cell>
          <table:table-cell office:value-type="float" office:value="263.103699" calcext:value-type="float">
            <text:p>263.103699</text:p>
          </table:table-cell>
          <table:table-cell office:value-type="float" office:value="264.29" calcext:value-type="float">
            <text:p>264.29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D10]-[.C10]" office:value-type="float" office:value="0.346534999999996" calcext:value-type="float">
            <text:p>0.346535</text:p>
          </table:table-cell>
          <table:table-cell office:value-type="float" office:value="39.773465" calcext:value-type="float">
            <text:p>39.773465</text:p>
          </table:table-cell>
          <table:table-cell office:value-type="float" office:value="40.12" calcext:value-type="float">
            <text:p>40.12</text:p>
          </table:table-cell>
          <table:table-cell table:formula="of:=[.G10]-[.F10]" office:value-type="float" office:value="0.342500999999999" calcext:value-type="float">
            <text:p>0.342501</text:p>
          </table:table-cell>
          <table:table-cell office:value-type="float" office:value="34.797499" calcext:value-type="float">
            <text:p>34.797499</text:p>
          </table:table-cell>
          <table:table-cell office:value-type="float" office:value="35.14" calcext:value-type="float">
            <text:p>35.14</text:p>
          </table:table-cell>
          <table:table-cell table:formula="of:=[.J10]-[.I10]" office:value-type="float" office:value="1.18336599999998" calcext:value-type="float">
            <text:p>1.183366</text:p>
          </table:table-cell>
          <table:table-cell office:value-type="float" office:value="269.706634" calcext:value-type="float">
            <text:p>269.706634</text:p>
          </table:table-cell>
          <table:table-cell office:value-type="float" office:value="270.89" calcext:value-type="float">
            <text:p>270.89</text:p>
          </table:table-cell>
          <table:table-cell table:formula="of:=[.M10]-[.L10]" office:value-type="float" office:value="1.17286000000001" calcext:value-type="float">
            <text:p>1.17286</text:p>
          </table:table-cell>
          <table:table-cell office:value-type="float" office:value="272.36714" calcext:value-type="float">
            <text:p>272.36714</text:p>
          </table:table-cell>
          <table:table-cell office:value-type="float" office:value="273.54" calcext:value-type="float">
            <text:p>273.54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D11]-[.C11]" office:value-type="float" office:value="0.342275999999998" calcext:value-type="float">
            <text:p>0.342276</text:p>
          </table:table-cell>
          <table:table-cell office:value-type="float" office:value="39.587724" calcext:value-type="float">
            <text:p>39.587724</text:p>
          </table:table-cell>
          <table:table-cell office:value-type="float" office:value="39.93" calcext:value-type="float">
            <text:p>39.93</text:p>
          </table:table-cell>
          <table:table-cell table:formula="of:=[.G11]-[.F11]" office:value-type="float" office:value="0.340735000000002" calcext:value-type="float">
            <text:p>0.340735</text:p>
          </table:table-cell>
          <table:table-cell office:value-type="float" office:value="34.899265" calcext:value-type="float">
            <text:p>34.899265</text:p>
          </table:table-cell>
          <table:table-cell office:value-type="float" office:value="35.24" calcext:value-type="float">
            <text:p>35.24</text:p>
          </table:table-cell>
          <table:table-cell table:formula="of:=[.J11]-[.I11]" office:value-type="float" office:value="1.29662400000001" calcext:value-type="float">
            <text:p>1.296624</text:p>
          </table:table-cell>
          <table:table-cell office:value-type="float" office:value="269.963376" calcext:value-type="float">
            <text:p>269.963376</text:p>
          </table:table-cell>
          <table:table-cell office:value-type="float" office:value="271.26" calcext:value-type="float">
            <text:p>271.26</text:p>
          </table:table-cell>
          <table:table-cell table:formula="of:=[.M11]-[.L11]" office:value-type="float" office:value="1.30809199999999" calcext:value-type="float">
            <text:p>1.308092</text:p>
          </table:table-cell>
          <table:table-cell office:value-type="float" office:value="276.501908" calcext:value-type="float">
            <text:p>276.501908</text:p>
          </table:table-cell>
          <table:table-cell office:value-type="float" office:value="277.81" calcext:value-type="float">
            <text:p>277.81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D12]-[.C12]" office:value-type="float" office:value="0.346511" calcext:value-type="float">
            <text:p>0.346511</text:p>
          </table:table-cell>
          <table:table-cell office:value-type="float" office:value="40.823489" calcext:value-type="float">
            <text:p>40.823489</text:p>
          </table:table-cell>
          <table:table-cell office:value-type="float" office:value="41.17" calcext:value-type="float">
            <text:p>41.17</text:p>
          </table:table-cell>
          <table:table-cell table:formula="of:=[.G12]-[.F12]" office:value-type="float" office:value="0.342739000000002" calcext:value-type="float">
            <text:p>0.342739</text:p>
          </table:table-cell>
          <table:table-cell office:value-type="float" office:value="35.037261" calcext:value-type="float">
            <text:p>35.037261</text:p>
          </table:table-cell>
          <table:table-cell office:value-type="float" office:value="35.38" calcext:value-type="float">
            <text:p>35.38</text:p>
          </table:table-cell>
          <table:table-cell table:formula="of:=[.J12]-[.I12]" office:value-type="float" office:value="1.18208099999998" calcext:value-type="float">
            <text:p>1.182081</text:p>
          </table:table-cell>
          <table:table-cell office:value-type="float" office:value="270.147919" calcext:value-type="float">
            <text:p>270.147919</text:p>
          </table:table-cell>
          <table:table-cell office:value-type="float" office:value="271.33" calcext:value-type="float">
            <text:p>271.33</text:p>
          </table:table-cell>
          <table:table-cell table:formula="of:=[.M12]-[.L12]" office:value-type="float" office:value="1.27344799999997" calcext:value-type="float">
            <text:p>1.273448</text:p>
          </table:table-cell>
          <table:table-cell office:value-type="float" office:value="273.126552" calcext:value-type="float">
            <text:p>273.126552</text:p>
          </table:table-cell>
          <table:table-cell office:value-type="float" office:value="274.4" calcext:value-type="float">
            <text:p>274.4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D13]-[.C13]" office:value-type="float" office:value="0.341937999999999" calcext:value-type="float">
            <text:p>0.341938</text:p>
          </table:table-cell>
          <table:table-cell office:value-type="float" office:value="39.298062" calcext:value-type="float">
            <text:p>39.298062</text:p>
          </table:table-cell>
          <table:table-cell office:value-type="float" office:value="39.64" calcext:value-type="float">
            <text:p>39.64</text:p>
          </table:table-cell>
          <table:table-cell table:formula="of:=[.G13]-[.F13]" office:value-type="float" office:value="0.333722000000002" calcext:value-type="float">
            <text:p>0.333722</text:p>
          </table:table-cell>
          <table:table-cell office:value-type="float" office:value="34.546278" calcext:value-type="float">
            <text:p>34.546278</text:p>
          </table:table-cell>
          <table:table-cell office:value-type="float" office:value="34.88" calcext:value-type="float">
            <text:p>34.88</text:p>
          </table:table-cell>
          <table:table-cell table:formula="of:=[.J13]-[.I13]" office:value-type="float" office:value="1.29461900000001" calcext:value-type="float">
            <text:p>1.294619</text:p>
          </table:table-cell>
          <table:table-cell office:value-type="float" office:value="271.565381" calcext:value-type="float">
            <text:p>271.565381</text:p>
          </table:table-cell>
          <table:table-cell office:value-type="float" office:value="272.86" calcext:value-type="float">
            <text:p>272.86</text:p>
          </table:table-cell>
          <table:table-cell table:formula="of:=[.M13]-[.L13]" office:value-type="float" office:value="1.17818699999998" calcext:value-type="float">
            <text:p>1.178187</text:p>
          </table:table-cell>
          <table:table-cell office:value-type="float" office:value="269.531813" calcext:value-type="float">
            <text:p>269.531813</text:p>
          </table:table-cell>
          <table:table-cell office:value-type="float" office:value="270.71" calcext:value-type="float">
            <text:p>270.71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D14]-[.C14]" office:value-type="float" office:value="0.330159999999999" calcext:value-type="float">
            <text:p>0.33016</text:p>
          </table:table-cell>
          <table:table-cell office:value-type="float" office:value="38.90984" calcext:value-type="float">
            <text:p>38.90984</text:p>
          </table:table-cell>
          <table:table-cell office:value-type="float" office:value="39.24" calcext:value-type="float">
            <text:p>39.24</text:p>
          </table:table-cell>
          <table:table-cell table:formula="of:=[.G14]-[.F14]" office:value-type="float" office:value="0.344208999999999" calcext:value-type="float">
            <text:p>0.344209</text:p>
          </table:table-cell>
          <table:table-cell office:value-type="float" office:value="36.295791" calcext:value-type="float">
            <text:p>36.295791</text:p>
          </table:table-cell>
          <table:table-cell office:value-type="float" office:value="36.64" calcext:value-type="float">
            <text:p>36.64</text:p>
          </table:table-cell>
          <table:table-cell table:formula="of:=[.J14]-[.I14]" office:value-type="float" office:value="1.19383799999997" calcext:value-type="float">
            <text:p>1.193838</text:p>
          </table:table-cell>
          <table:table-cell office:value-type="float" office:value="271.016162" calcext:value-type="float">
            <text:p>271.016162</text:p>
          </table:table-cell>
          <table:table-cell office:value-type="float" office:value="272.21" calcext:value-type="float">
            <text:p>272.21</text:p>
          </table:table-cell>
          <table:table-cell table:formula="of:=[.M14]-[.L14]" office:value-type="float" office:value="1.26859200000001" calcext:value-type="float">
            <text:p>1.268592</text:p>
          </table:table-cell>
          <table:table-cell office:value-type="float" office:value="268.281408" calcext:value-type="float">
            <text:p>268.281408</text:p>
          </table:table-cell>
          <table:table-cell office:value-type="float" office:value="269.55" calcext:value-type="float">
            <text:p>269.55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D15]-[.C15]" office:value-type="float" office:value="0.336785999999996" calcext:value-type="float">
            <text:p>0.336786</text:p>
          </table:table-cell>
          <table:table-cell office:value-type="float" office:value="39.313214" calcext:value-type="float">
            <text:p>39.313214</text:p>
          </table:table-cell>
          <table:table-cell office:value-type="float" office:value="39.65" calcext:value-type="float">
            <text:p>39.65</text:p>
          </table:table-cell>
          <table:table-cell table:formula="of:=[.G15]-[.F15]" office:value-type="float" office:value="0.343446" calcext:value-type="float">
            <text:p>0.343446</text:p>
          </table:table-cell>
          <table:table-cell office:value-type="float" office:value="34.576554" calcext:value-type="float">
            <text:p>34.576554</text:p>
          </table:table-cell>
          <table:table-cell office:value-type="float" office:value="34.92" calcext:value-type="float">
            <text:p>34.92</text:p>
          </table:table-cell>
          <table:table-cell table:formula="of:=[.J15]-[.I15]" office:value-type="float" office:value="1.187816" calcext:value-type="float">
            <text:p>1.187816</text:p>
          </table:table-cell>
          <table:table-cell office:value-type="float" office:value="270.272184" calcext:value-type="float">
            <text:p>270.272184</text:p>
          </table:table-cell>
          <table:table-cell office:value-type="float" office:value="271.46" calcext:value-type="float">
            <text:p>271.46</text:p>
          </table:table-cell>
          <table:table-cell table:formula="of:=[.M15]-[.L15]" office:value-type="float" office:value="1.18487699999997" calcext:value-type="float">
            <text:p>1.184877</text:p>
          </table:table-cell>
          <table:table-cell office:value-type="float" office:value="269.065123" calcext:value-type="float">
            <text:p>269.065123</text:p>
          </table:table-cell>
          <table:table-cell office:value-type="float" office:value="270.25" calcext:value-type="float">
            <text:p>270.25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D16]-[.C16]" office:value-type="float" office:value="0.344828" calcext:value-type="float">
            <text:p>0.344828</text:p>
          </table:table-cell>
          <table:table-cell office:value-type="float" office:value="40.035172" calcext:value-type="float">
            <text:p>40.035172</text:p>
          </table:table-cell>
          <table:table-cell office:value-type="float" office:value="40.38" calcext:value-type="float">
            <text:p>40.38</text:p>
          </table:table-cell>
          <table:table-cell table:formula="of:=[.G16]-[.F16]" office:value-type="float" office:value="0.344867000000001" calcext:value-type="float">
            <text:p>0.344867</text:p>
          </table:table-cell>
          <table:table-cell office:value-type="float" office:value="34.425133" calcext:value-type="float">
            <text:p>34.425133</text:p>
          </table:table-cell>
          <table:table-cell office:value-type="float" office:value="34.77" calcext:value-type="float">
            <text:p>34.77</text:p>
          </table:table-cell>
          <table:table-cell table:formula="of:=[.J16]-[.I16]" office:value-type="float" office:value="1.20494500000001" calcext:value-type="float">
            <text:p>1.204945</text:p>
          </table:table-cell>
          <table:table-cell office:value-type="float" office:value="269.165055" calcext:value-type="float">
            <text:p>269.165055</text:p>
          </table:table-cell>
          <table:table-cell office:value-type="float" office:value="270.37" calcext:value-type="float">
            <text:p>270.37</text:p>
          </table:table-cell>
          <table:table-cell table:formula="of:=[.M16]-[.L16]" office:value-type="float" office:value="1.26450399999999" calcext:value-type="float">
            <text:p>1.264504</text:p>
          </table:table-cell>
          <table:table-cell office:value-type="float" office:value="264.615496" calcext:value-type="float">
            <text:p>264.615496</text:p>
          </table:table-cell>
          <table:table-cell office:value-type="float" office:value="265.88" calcext:value-type="float">
            <text:p>265.88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D17]-[.C17]" office:value-type="float" office:value="0.336288000000003" calcext:value-type="float">
            <text:p>0.336288</text:p>
          </table:table-cell>
          <table:table-cell office:value-type="float" office:value="40.043712" calcext:value-type="float">
            <text:p>40.043712</text:p>
          </table:table-cell>
          <table:table-cell office:value-type="float" office:value="40.38" calcext:value-type="float">
            <text:p>40.38</text:p>
          </table:table-cell>
          <table:table-cell table:formula="of:=[.G17]-[.F17]" office:value-type="float" office:value="0.341543000000001" calcext:value-type="float">
            <text:p>0.341543</text:p>
          </table:table-cell>
          <table:table-cell office:value-type="float" office:value="36.288457" calcext:value-type="float">
            <text:p>36.288457</text:p>
          </table:table-cell>
          <table:table-cell office:value-type="float" office:value="36.63" calcext:value-type="float">
            <text:p>36.63</text:p>
          </table:table-cell>
          <table:table-cell table:formula="of:=[.J17]-[.I17]" office:value-type="float" office:value="1.27765199999999" calcext:value-type="float">
            <text:p>1.277652</text:p>
          </table:table-cell>
          <table:table-cell office:value-type="float" office:value="268.922348" calcext:value-type="float">
            <text:p>268.922348</text:p>
          </table:table-cell>
          <table:table-cell office:value-type="float" office:value="270.2" calcext:value-type="float">
            <text:p>270.2</text:p>
          </table:table-cell>
          <table:table-cell table:formula="of:=[.M17]-[.L17]" office:value-type="float" office:value="1.26523400000002" calcext:value-type="float">
            <text:p>1.265234</text:p>
          </table:table-cell>
          <table:table-cell office:value-type="float" office:value="263.104766" calcext:value-type="float">
            <text:p>263.104766</text:p>
          </table:table-cell>
          <table:table-cell office:value-type="float" office:value="264.37" calcext:value-type="float">
            <text:p>264.37</text:p>
          </table:table-cell>
        </table:table-row>
        <table:table-row table:style-name="ro5">
          <table:table-cell table:style-name="Default"/>
          <table:table-cell table:number-columns-repeated="12"/>
        </table:table-row>
        <table:table-row table:style-name="ro5">
          <table:table-cell office:value-type="string" calcext:value-type="string">
            <text:p>Mean</text:p>
          </table:table-cell>
          <table:table-cell table:formula="of:=AVERAGE([.B8:.B17])" office:value-type="float" office:value="0.340176699999999" calcext:value-type="float">
            <text:p>0.3401767</text:p>
          </table:table-cell>
          <table:table-cell table:formula="of:=AVERAGE([.C8:.C17])" office:value-type="float" office:value="39.5128233" calcext:value-type="float">
            <text:p>39.5128233</text:p>
          </table:table-cell>
          <table:table-cell table:formula="of:=AVERAGE([.D8:.D17])" office:value-type="float" office:value="39.853" calcext:value-type="float">
            <text:p>39.853</text:p>
          </table:table-cell>
          <table:table-cell table:formula="of:=AVERAGE([.E8:.E17])" office:value-type="float" office:value="0.3402563" calcext:value-type="float">
            <text:p>0.3402563</text:p>
          </table:table-cell>
          <table:table-cell table:formula="of:=AVERAGE([.F8:.F17])" office:value-type="float" office:value="35.0277437" calcext:value-type="float">
            <text:p>35.0277437</text:p>
          </table:table-cell>
          <table:table-cell table:formula="of:=AVERAGE([.G8:.G17])" office:value-type="float" office:value="35.368" calcext:value-type="float">
            <text:p>35.368</text:p>
          </table:table-cell>
          <table:table-cell table:formula="of:=AVERAGE([.H8:.H17])" office:value-type="float" office:value="1.2213146" calcext:value-type="float">
            <text:p>1.2213146</text:p>
          </table:table-cell>
          <table:table-cell table:formula="of:=AVERAGE([.I8:.I17])" office:value-type="float" office:value="269.8276854" calcext:value-type="float">
            <text:p>269.8276854</text:p>
          </table:table-cell>
          <table:table-cell table:formula="of:=AVERAGE([.J8:.J17])" office:value-type="float" office:value="271.049" calcext:value-type="float">
            <text:p>271.049</text:p>
          </table:table-cell>
          <table:table-cell table:formula="of:=AVERAGE([.K8:.K17])" office:value-type="float" office:value="1.2251608" calcext:value-type="float">
            <text:p>1.2251608</text:p>
          </table:table-cell>
          <table:table-cell table:formula="of:=AVERAGE([.L8:.L17])" office:value-type="float" office:value="268.4488392" calcext:value-type="float">
            <text:p>268.4488392</text:p>
          </table:table-cell>
          <table:table-cell table:formula="of:=AVERAGE([.M8:.M17])" office:value-type="float" office:value="269.674" calcext:value-type="float">
            <text:p>269.674</text:p>
          </table:table-cell>
        </table:table-row>
        <table:table-row table:style-name="ro5">
          <table:table-cell office:value-type="string" calcext:value-type="string">
            <text:p>SD</text:p>
          </table:table-cell>
          <table:table-cell table:formula="of:=STDEV([.B8:.B17])" office:value-type="float" office:value="0.0053424008138245" calcext:value-type="float">
            <text:p>0.0053424008</text:p>
          </table:table-cell>
          <table:table-cell table:formula="of:=STDEV([.C8:.C17])" office:value-type="float" office:value="0.703313717990146" calcext:value-type="float">
            <text:p>0.703313718</text:p>
          </table:table-cell>
          <table:table-cell table:formula="of:=STDEV([.D8:.D17])" office:value-type="float" office:value="0.70677750703064" calcext:value-type="float">
            <text:p>0.706777507</text:p>
          </table:table-cell>
          <table:table-cell table:formula="of:=STDEV([.E8:.E17])" office:value-type="float" office:value="0.00436623003033316" calcext:value-type="float">
            <text:p>0.00436623</text:p>
          </table:table-cell>
          <table:table-cell table:formula="of:=STDEV([.F8:.F17])" office:value-type="float" office:value="0.694264335160455" calcext:value-type="float">
            <text:p>0.6942643352</text:p>
          </table:table-cell>
          <table:table-cell table:formula="of:=STDEV([.G8:.G17])" office:value-type="float" office:value="0.695665947931269" calcext:value-type="float">
            <text:p>0.6956659479</text:p>
          </table:table-cell>
          <table:table-cell table:formula="of:=STDEV([.H8:.H17])" office:value-type="float" office:value="0.0486376679681314" calcext:value-type="float">
            <text:p>0.048637668</text:p>
          </table:table-cell>
          <table:table-cell table:formula="of:=STDEV([.I8:.I17])" office:value-type="float" office:value="1.02653615472988" calcext:value-type="float">
            <text:p>1.0265361547</text:p>
          </table:table-cell>
          <table:table-cell table:formula="of:=STDEV([.J8:.J17])" office:value-type="float" office:value="1.04100859213019" calcext:value-type="float">
            <text:p>1.0410085921</text:p>
          </table:table-cell>
          <table:table-cell table:formula="of:=STDEV([.K8:.K17])" office:value-type="float" office:value="0.05582375570151" calcext:value-type="float">
            <text:p>0.0558237557</text:p>
          </table:table-cell>
          <table:table-cell table:formula="of:=STDEV([.L8:.L17])" office:value-type="float" office:value="4.5810523961847" calcext:value-type="float">
            <text:p>4.5810523962</text:p>
          </table:table-cell>
          <table:table-cell table:formula="of:=STDEV([.M8:.M17])" office:value-type="float" office:value="4.59894963853462" calcext:value-type="float">
            <text:p>4.5989496385</text:p>
          </table:table-cell>
        </table:table-row>
        <table:table-row table:style-name="ro5">
          <table:table-cell table:style-name="Default"/>
          <table:table-cell table:number-columns-repeated="12"/>
        </table:table-row>
        <table:table-row table:style-name="ro7">
          <table:table-cell table:style-name="ce5" office:value-type="string" calcext:value-type="string" table:number-columns-spanned="2" table:number-rows-spanned="1">
            <text:p>bgbsb1 logging time (s):</text:p>
          </table:table-cell>
          <table:covered-table-cell/>
          <table:table-cell table:style-name="ce3" table:formula="of:=[.C19]-[.F19]" office:value-type="float" office:value="4.48507959999999" calcext:value-type="float">
            <text:p>4.4850796</text:p>
          </table:table-cell>
          <table:table-cell table:number-columns-repeated="10"/>
        </table:table-row>
        <table:table-row table:style-name="ro5">
          <table:table-cell table:style-name="Default"/>
          <table:table-cell table:number-columns-repeated="12"/>
        </table:table-row>
        <table:table-row table:style-name="ro5">
          <table:table-cell table:style-name="ce6" office:value-type="string" calcext:value-type="string" table:number-columns-spanned="7" table:number-rows-spanned="2">
            <text:p>Summary of mean processing times (stderr estimates computed by bootstrap analysis in performance.r)</text:p>
          </table:table-cell>
          <table:covered-table-cell table:number-columns-repeated="6" table:style-name="ce7"/>
          <table:table-cell table:number-columns-repeated="6"/>
        </table:table-row>
        <table:table-row table:style-name="ro5">
          <table:covered-table-cell table:number-columns-repeated="7" table:style-name="ce7"/>
          <table:table-cell table:number-columns-repeated="6"/>
        </table:table-row>
        <table:table-row table:style-name="ro5">
          <table:table-cell table:style-name="ce8" office:value-type="string" calcext:value-type="string">
            <text:p>Model </text:p>
          </table:table-cell>
          <table:table-cell table:style-name="ce8" office:value-type="string" calcext:value-type="string">
            <text:p>Pre-process (s)</text:p>
          </table:table-cell>
          <table:table-cell table:style-name="ce8" office:value-type="string" calcext:value-type="string">
            <text:p>pre-proc stderr</text:p>
          </table:table-cell>
          <table:table-cell table:style-name="ce8" office:value-type="string" calcext:value-type="string">
            <text:p>Execute (s)</text:p>
          </table:table-cell>
          <table:table-cell table:style-name="ce8" office:value-type="string" calcext:value-type="string">
            <text:p>exe stderr</text:p>
          </table:table-cell>
          <table:table-cell table:style-name="ce8" office:value-type="string" calcext:value-type="string">
            <text:p>Log (s)</text:p>
          </table:table-cell>
          <table:table-cell table:style-name="ce8" office:value-type="string" calcext:value-type="string">
            <text:p>log stderr</text:p>
          </table:table-cell>
          <table:table-cell table:number-columns-repeated="6"/>
        </table:table-row>
        <table:table-row table:style-name="ro5">
          <table:table-cell table:style-name="ce8" office:value-type="string" calcext:value-type="string">
            <text:p>1 channel</text:p>
          </table:table-cell>
          <table:table-cell table:style-name="ce7" table:formula="of:=[.B19]" office:value-type="float" office:value="0.340176699999999" calcext:value-type="float">
            <text:p>0.3401767</text:p>
          </table:table-cell>
          <table:table-cell table:style-name="ce7" office:value-type="float" office:value="0.3" calcext:value-type="float">
            <text:p>0.3</text:p>
          </table:table-cell>
          <table:table-cell table:style-name="ce7" table:formula="of:=[.F19]" office:value-type="float" office:value="35.0277437" calcext:value-type="float">
            <text:p>35.0277437</text:p>
          </table:table-cell>
          <table:table-cell table:style-name="ce7" office:value-type="float" office:value="0.2" calcext:value-type="float">
            <text:p>0.2</text:p>
          </table:table-cell>
          <table:table-cell table:style-name="ce7" table:formula="of:=[.C19]-[.F19]" office:value-type="float" office:value="4.48507959999999" calcext:value-type="float">
            <text:p>4.4850796</text:p>
          </table:table-cell>
          <table:table-cell table:style-name="ce7" office:value-type="float" office:value="0.3" calcext:value-type="float">
            <text:p>0.3</text:p>
          </table:table-cell>
          <table:table-cell table:number-columns-repeated="6"/>
        </table:table-row>
        <table:table-row table:style-name="ro5">
          <table:table-cell table:style-name="ce8" office:value-type="string" calcext:value-type="string">
            <text:p>3 channel</text:p>
          </table:table-cell>
          <table:table-cell table:style-name="ce7" table:formula="of:=[.H19]" office:value-type="float" office:value="1.2213146" calcext:value-type="float">
            <text:p>1.2213146</text:p>
          </table:table-cell>
          <table:table-cell table:style-name="ce7" office:value-type="float" office:value="1.8" calcext:value-type="float">
            <text:p>1.8</text:p>
          </table:table-cell>
          <table:table-cell table:style-name="ce7" table:formula="of:=[.L19]" office:value-type="float" office:value="268.4488392" calcext:value-type="float">
            <text:p>268.4488392</text:p>
          </table:table-cell>
          <table:table-cell table:style-name="ce7" office:value-type="float" office:value="1.5" calcext:value-type="float">
            <text:p>1.5</text:p>
          </table:table-cell>
          <table:table-cell table:style-name="ce7" table:formula="of:=[.I19]-[.L19]" office:value-type="float" office:value="1.37884619999994" calcext:value-type="float">
            <text:p>1.3788462</text:p>
          </table:table-cell>
          <table:table-cell table:style-name="ce7" office:value-type="float" office:value="1.4" calcext:value-type="float">
            <text:p>1.4</text:p>
          </table:table-cell>
          <table:table-cell table:number-columns-repeated="6"/>
        </table:table-row>
        <table:table-row table:style-name="ro5" table:number-rows-repeated="3">
          <table:table-cell table:style-name="Default"/>
          <table:table-cell table:number-columns-repeated="12"/>
        </table:table-row>
        <table:table-row table:style-name="ro5">
          <table:table-cell table:style-name="ce9" office:value-type="string" calcext:value-type="string" table:number-columns-spanned="7" table:number-rows-spanned="2">
            <text:p>Extrapolated performance for 1 second execution. Preprocessing remains unchanged compared with 10 second runs; execution and logging scale linearly so are divided by 10.</text:p>
          </table:table-cell>
          <table:covered-table-cell table:number-columns-repeated="6" table:style-name="ce10"/>
          <table:table-cell table:number-columns-repeated="6"/>
        </table:table-row>
        <table:table-row table:style-name="ro5">
          <table:covered-table-cell table:number-columns-repeated="7" table:style-name="ce10"/>
          <table:table-cell table:number-columns-repeated="6"/>
        </table:table-row>
        <table:table-row table:style-name="ro5">
          <table:table-cell table:style-name="ce11" office:value-type="string" calcext:value-type="string">
            <text:p>Model </text:p>
          </table:table-cell>
          <table:table-cell table:style-name="ce11" office:value-type="string" calcext:value-type="string">
            <text:p>Pre-process (s)</text:p>
          </table:table-cell>
          <table:table-cell table:style-name="ce11" office:value-type="string" calcext:value-type="string">
            <text:p>pre-proc stderr</text:p>
          </table:table-cell>
          <table:table-cell table:style-name="ce11" office:value-type="string" calcext:value-type="string">
            <text:p>Execute (s)</text:p>
          </table:table-cell>
          <table:table-cell table:style-name="ce11" office:value-type="string" calcext:value-type="string">
            <text:p>exe stderr</text:p>
          </table:table-cell>
          <table:table-cell table:style-name="ce11" office:value-type="string" calcext:value-type="string">
            <text:p>Log (s)</text:p>
          </table:table-cell>
          <table:table-cell table:style-name="ce11" office:value-type="string" calcext:value-type="string">
            <text:p>log stderr</text:p>
          </table:table-cell>
          <table:table-cell table:number-columns-repeated="6"/>
        </table:table-row>
        <table:table-row table:style-name="ro5">
          <table:table-cell table:style-name="ce11" office:value-type="string" calcext:value-type="string">
            <text:p>1 channel</text:p>
          </table:table-cell>
          <table:table-cell table:style-name="ce10" table:formula="of:=[.B27]" office:value-type="float" office:value="0.340176699999999" calcext:value-type="float">
            <text:p>0.3401767</text:p>
          </table:table-cell>
          <table:table-cell table:style-name="ce10"/>
          <table:table-cell table:style-name="ce10" table:formula="of:=[.D27]/10" office:value-type="float" office:value="3.50277437" calcext:value-type="float">
            <text:p>3.50277437</text:p>
          </table:table-cell>
          <table:table-cell table:style-name="ce10"/>
          <table:table-cell table:style-name="ce10" table:formula="of:=[.F27]/10" office:value-type="float" office:value="0.448507959999999" calcext:value-type="float">
            <text:p>0.44850796</text:p>
          </table:table-cell>
          <table:table-cell table:style-name="ce10"/>
          <table:table-cell table:number-columns-repeated="6"/>
        </table:table-row>
        <table:table-row table:style-name="ro5">
          <table:table-cell table:style-name="ce11" office:value-type="string" calcext:value-type="string">
            <text:p>3 channel</text:p>
          </table:table-cell>
          <table:table-cell table:style-name="ce10" table:formula="of:=[.B28]" office:value-type="float" office:value="1.2213146" calcext:value-type="float">
            <text:p>1.2213146</text:p>
          </table:table-cell>
          <table:table-cell table:style-name="ce10"/>
          <table:table-cell table:style-name="ce10" table:formula="of:=[.D28]/10" office:value-type="float" office:value="26.84488392" calcext:value-type="float">
            <text:p>26.84488392</text:p>
          </table:table-cell>
          <table:table-cell table:style-name="ce10"/>
          <table:table-cell table:style-name="ce10" table:formula="of:=[.F28]/10" office:value-type="float" office:value="0.137884619999994" calcext:value-type="float">
            <text:p>0.13788462</text:p>
          </table:table-cell>
          <table:table-cell table:style-name="ce10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14:43:04.910680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 James</meta:initial-creator>
    <meta:creation-date>2017-07-13T10:39:20.743306485</meta:creation-date>
    <dc:date>2017-07-21T14:49:28.510747863</dc:date>
    <dc:creator>Seb James</dc:creator>
    <meta:editing-duration>PT19H35M25S</meta:editing-duration>
    <meta:editing-cycles>27</meta:editing-cycles>
    <meta:generator>LibreOffice/5.1.6.2$Linux_X86_64 LibreOffice_project/10m0$Build-2</meta:generator>
    <meta:document-statistic meta:table-count="2" meta:cell-count="315" meta:object-count="0"/>
  </office:meta>
</office:document-meta>
</file>